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54a6" officeooo:paragraph-rsid="001f54a6"/>
    </style:style>
    <style:style style:name="P2" style:family="paragraph" style:parent-style-name="Standard">
      <style:text-properties officeooo:rsid="0022358c" officeooo:paragraph-rsid="0022358c"/>
    </style:style>
    <style:style style:name="P3" style:family="paragraph" style:parent-style-name="Standard">
      <style:text-properties officeooo:rsid="0022358c" officeooo:paragraph-rsid="002243c0"/>
    </style:style>
    <style:style style:name="P4" style:family="paragraph" style:parent-style-name="Standard">
      <style:text-properties officeooo:rsid="0022358c" officeooo:paragraph-rsid="0023cc2e"/>
    </style:style>
    <style:style style:name="P5" style:family="paragraph" style:parent-style-name="Standard">
      <style:text-properties officeooo:rsid="0022358c" officeooo:paragraph-rsid="00256f24"/>
    </style:style>
    <style:style style:name="P6" style:family="paragraph" style:parent-style-name="Standard">
      <style:text-properties officeooo:rsid="0022358c" officeooo:paragraph-rsid="00269d07"/>
    </style:style>
    <style:style style:name="P7" style:family="paragraph" style:parent-style-name="Standard">
      <style:text-properties officeooo:rsid="0022358c" officeooo:paragraph-rsid="0027d258"/>
    </style:style>
    <style:style style:name="P8" style:family="paragraph" style:parent-style-name="Standard">
      <style:text-properties officeooo:rsid="0022358c" officeooo:paragraph-rsid="00289a3d"/>
    </style:style>
    <style:style style:name="P9" style:family="paragraph" style:parent-style-name="Standard">
      <style:text-properties officeooo:rsid="0022358c" officeooo:paragraph-rsid="002b16eb"/>
    </style:style>
    <style:style style:name="P10" style:family="paragraph" style:parent-style-name="Standard">
      <style:text-properties officeooo:rsid="0022358c" officeooo:paragraph-rsid="002f3e5f"/>
    </style:style>
    <style:style style:name="P11" style:family="paragraph" style:parent-style-name="Standard">
      <style:text-properties officeooo:rsid="0023cc2e" officeooo:paragraph-rsid="0023cc2e"/>
    </style:style>
    <style:style style:name="P12" style:family="paragraph" style:parent-style-name="Standard">
      <style:text-properties officeooo:rsid="00269d07" officeooo:paragraph-rsid="00269d07"/>
    </style:style>
    <style:style style:name="P13" style:family="paragraph" style:parent-style-name="Standard">
      <style:text-properties officeooo:rsid="0027a424" officeooo:paragraph-rsid="0027a424"/>
    </style:style>
    <style:style style:name="P14" style:family="paragraph" style:parent-style-name="Standard">
      <style:text-properties officeooo:rsid="0027a424" officeooo:paragraph-rsid="0027d258"/>
    </style:style>
    <style:style style:name="P15" style:family="paragraph" style:parent-style-name="Standard">
      <style:text-properties officeooo:rsid="0027d258" officeooo:paragraph-rsid="0027d258"/>
    </style:style>
    <style:style style:name="P16" style:family="paragraph" style:parent-style-name="Standard">
      <style:text-properties officeooo:paragraph-rsid="00289a3d"/>
    </style:style>
    <style:style style:name="P17" style:family="paragraph" style:parent-style-name="Standard">
      <style:text-properties officeooo:rsid="002cc54c" officeooo:paragraph-rsid="002cc54c"/>
    </style:style>
    <style:style style:name="P18" style:family="paragraph" style:parent-style-name="Standard">
      <style:text-properties officeooo:rsid="00256f24" officeooo:paragraph-rsid="00256f24"/>
    </style:style>
    <style:style style:name="P19" style:family="paragraph" style:parent-style-name="Standard">
      <style:text-properties officeooo:rsid="00256f24" officeooo:paragraph-rsid="00289a3d"/>
    </style:style>
    <style:style style:name="P20" style:family="paragraph" style:parent-style-name="Standard">
      <style:text-properties officeooo:rsid="002e9726" officeooo:paragraph-rsid="002e9726"/>
    </style:style>
    <style:style style:name="P21" style:family="paragraph" style:parent-style-name="Standard">
      <style:text-properties officeooo:rsid="002e9726" officeooo:paragraph-rsid="002f3e5f"/>
    </style:style>
    <style:style style:name="P22" style:family="paragraph" style:parent-style-name="Heading_20_2">
      <style:text-properties officeooo:rsid="0022358c" officeooo:paragraph-rsid="0027d258"/>
    </style:style>
    <style:style style:name="P23" style:family="paragraph" style:parent-style-name="Heading_20_2">
      <style:text-properties officeooo:rsid="0022358c" officeooo:paragraph-rsid="002f3e5f"/>
    </style:style>
    <style:style style:name="P24" style:family="paragraph" style:parent-style-name="Text_20_body">
      <style:paragraph-properties fo:margin-top="0cm" fo:margin-bottom="0cm" loext:contextual-spacing="false"/>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text-properties officeooo:paragraph-rsid="002f3e5f"/>
    </style:style>
    <style:style style:name="P32" style:family="paragraph" style:parent-style-name="Text_20_body">
      <style:text-properties officeooo:paragraph-rsid="00321a74"/>
    </style:style>
    <style:style style:name="P33" style:family="paragraph" style:parent-style-name="Text_20_body" style:list-style-name="L1">
      <style:paragraph-properties fo:margin-top="0cm" fo:margin-bottom="0cm" loext:contextual-spacing="false"/>
    </style:style>
    <style:style style:name="P34" style:family="paragraph" style:parent-style-name="Text_20_body" style:list-style-name="L2">
      <style:paragraph-properties fo:margin-top="0cm" fo:margin-bottom="0cm" loext:contextual-spacing="false"/>
    </style:style>
    <style:style style:name="P35" style:family="paragraph" style:parent-style-name="Text_20_body" style:list-style-name="L3">
      <style:paragraph-properties fo:margin-top="0cm" fo:margin-bottom="0cm" loext:contextual-spacing="false"/>
    </style:style>
    <style:style style:name="P36" style:family="paragraph" style:parent-style-name="Text_20_body" style:list-style-name="L4">
      <style:paragraph-properties fo:margin-top="0cm" fo:margin-bottom="0cm" loext:contextual-spacing="false"/>
    </style:style>
    <style:style style:name="P37" style:family="paragraph" style:parent-style-name="Text_20_body" style:list-style-name="L5">
      <style:paragraph-properties fo:margin-top="0cm" fo:margin-bottom="0cm" loext:contextual-spacing="false"/>
    </style:style>
    <style:style style:name="P38" style:family="paragraph" style:parent-style-name="Text_20_body" style:list-style-name="L6">
      <style:paragraph-properties fo:margin-top="0cm" fo:margin-bottom="0cm" loext:contextual-spacing="false"/>
    </style:style>
    <style:style style:name="P39" style:family="paragraph" style:parent-style-name="Standard">
      <style:text-properties officeooo:paragraph-rsid="00321a74"/>
    </style:style>
    <style:style style:name="P40" style:family="paragraph" style:parent-style-name="Heading_20_4" style:list-style-name="L1"/>
    <style:style style:name="P41" style:family="paragraph" style:parent-style-name="Heading_20_4" style:list-style-name="L2"/>
    <style:style style:name="P42" style:family="paragraph" style:parent-style-name="Heading_20_4" style:list-style-name="L3"/>
    <style:style style:name="P43" style:family="paragraph" style:parent-style-name="Heading_20_4" style:list-style-name="L4"/>
    <style:style style:name="P44" style:family="paragraph" style:parent-style-name="Heading_20_4" style:list-style-name="L5"/>
    <style:style style:name="P45" style:family="paragraph" style:parent-style-name="Heading_20_4" style:list-style-name="L6"/>
    <style:style style:name="T1" style:family="text">
      <style:text-properties officeooo:rsid="0020edb2"/>
    </style:style>
    <style:style style:name="T2" style:family="text">
      <style:text-properties officeooo:rsid="002243c0"/>
    </style:style>
    <style:style style:name="T3" style:family="text">
      <style:text-properties officeooo:rsid="0023cc2e"/>
    </style:style>
    <style:style style:name="T4" style:family="text">
      <style:text-properties officeooo:rsid="00256f24"/>
    </style:style>
    <style:style style:name="T5" style:family="text">
      <style:text-properties officeooo:rsid="0027a424"/>
    </style:style>
    <style:style style:name="T6" style:family="text">
      <style:text-properties officeooo:rsid="0027d258"/>
    </style:style>
    <style:style style:name="T7" style:family="text">
      <style:text-properties officeooo:rsid="0022358c"/>
    </style:style>
    <style:style style:name="T8" style:family="text">
      <style:text-properties officeooo:rsid="00289a3d"/>
    </style:style>
    <style:style style:name="T9" style:family="text">
      <style:text-properties officeooo:rsid="002b16eb"/>
    </style:style>
    <style:style style:name="T10" style:family="text">
      <style:text-properties officeooo:rsid="002f3e5f"/>
    </style:style>
    <style:style style:name="T11" style:family="text">
      <style:text-properties fo:color="#000000"/>
    </style:style>
    <style:style style:name="T12" style:family="text">
      <style:text-properties officeooo:rsid="00321a74"/>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rnship application (or FTD) to support the DataPay Application Management team</text:p>
      <text:p text:style-name="P1"/>
      <text:p text:style-name="P1">Dear sir or madam,</text:p>
      <text:p text:style-name="P1"/>
      <text:p text:style-name="P1">I am currently in my 5th (and last) year of studies at INSA Lyon, one of the best <text:span text:style-name="T1">F</text:span>rench engineering school, where I specialized in Telecommunications and more precisely in robotics and embedded systems. From mid-february /march 2019 I would like to do my end-of-study internship in your company (it could also be a fixed-term contract) to share a rich and stimulating experience of duration of 6 months.</text:p>
      <text:p text:style-name="P1"/>
      <text:p text:style-name="P1">I am highly motivated to work for Datacom in the development domain because it stimulates my curiosity and my creativity. Moreover, I am passionate about new devices and technologies and I believe I would be a good element in your team, learning and developing side by side with you.</text:p>
      <text:p text:style-name="P1"/>
      <text:p text:style-name="P1">Thanks to my training at INSA, I have acquired the necessary basics to evolve in an environment combining computer science, networking and information theory. Thanks to the first cycle of 2 years I developed a strong scientific background (in mathematics, physics, mechanics...). Then, in the second cycle of 3 years, I reinforced my qualifications in algorithmic, in programming in different languages (including non-exhaustively Java, C and Python) and contexts (Unix, Windows). During my last year I follow lessons on embedded systems and robotics. I also had the opportunity to experience team work on several projects, including international teams. I have also studied one semester at Chalmers University of Technologies (Sweden) where I learned new ways to solve problems and developed my intercultural communication skills. I am now willing to start contributing those skills at a dynamic and innovative company, such as Datacom.</text:p>
      <text:p text:style-name="P1"/>
      <text:p text:style-name="P1">I have already some professional experiences among which I proved my serious and my sense of responsibility. Those experiences brought me also good skills regarding customer relations, like listening and learning to know the client to better answer its expectations. Concerning my technical qualifications, I have contributed within an agile project team to the development of a digital banking platform for equensWorldline, the pan-European leader in payments and transactional services. I therefore believe that I am well prepared to work on your DataPay application</text:p>
      <text:p text:style-name="P1">and to help you making this product exceptional. My capacity of adaptation, my rigour and my enthusiasm will be my assets to be quickly able to meet my tasks, whether to study and analy<text:span text:style-name="T4">z</text:span>e the situation or to develop appropriate solutions.</text:p>
      <text:p text:style-name="P1"/>
      <text:p text:style-name="P1">I would welcome an interview at your convenience to tell you more about my qualifications, as well as what I can do for Datacom. Thank you for considering my candidacy. I look forward to hearing from you.</text:p>
      <text:p text:style-name="P1"/>
      <text:p text:style-name="P1">Sincerely,</text:p>
      <text:p text:style-name="P1"/>
      <text:p text:style-name="P1">Nolwenn Madec</text:p>
      <text:p text:style-name="P1"/>
      <text:p text:style-name="P1"/>
      <text:p text:style-name="P1"/>
      <text:p text:style-name="P1"/>
      <text:p text:style-name="P1"/>
      <text:p text:style-name="P1"/>
      <text:p text:style-name="P1"/>
      <text:p text:style-name="P1"/>
      <text:p text:style-name="P1"/>
      <text:p text:style-name="P1"/>
      <text:p text:style-name="P2"><text:soft-page-break/>Movio : https://movio.co/contact/</text:p>
      <text:p text:style-name="P2"/>
      <text:p text:style-name="P2">Dear sir or madam,</text:p>
      <text:p text:style-name="P2"/>
      <text:p text:style-name="P3"><text:span text:style-name="T2">I am reaching you today because I am looking for an end-of-study internship or a fixed-term contract of duration of 6 months in New Zealand. Movio attracts me because I share your revolutionary ambition and I deeply motivated to contribute to make movies more accessible !</text:span> I would like to share with you a rich and stimulating experience from mid-february / march 2019.</text:p>
      <text:p text:style-name="P2"/>
      <text:p text:style-name="P2">I am currently in my 5th (and last) year of studies at INSA Lyon, one of the best French engineering school, where I specialized in Telecommunications.</text:p>
      <text:p text:style-name="P2">Thanks to my training at INSA, I have acquired the necessary basics to evolve in an environment combining computer science, networking and information theory. Thanks to the first cycle of 2 years I developed a strong scientific background (in mathematics, physics, mechanics...). Then, in the second cycle of 3 years, I reinforced my qualifications in algorithmic, in programming in different languages (including non-exhaustively Java, C and Python) and contexts (Unix, Windows). During my last year I follow lessons on embedded systems and robotics (AI). I also had the opportunity to experience team work on several projects, including international teams. I have also studied one semester at Chalmers University of Technologies (Sweden) where I <text:s/>developed my intercultural communication skills. I am now willing to start contributing those skills at a dynamic and innovative company, such as <text:s/>Movio.</text:p>
      <text:p text:style-name="P2"/>
      <text:p text:style-name="P2">I have already some professional experiences among which I proved my serious and my sense of responsibility. <text:s/>Concerning my technical qualifications I have contributed within an agile project team to the development of a digital banking platform for equensWorldline, the pan-European leader in payment services. </text:p>
      <text:p text:style-name="P2"/>
      <text:p text:style-name="P2">I would welcome an interview at your convenience to tell you more about my qualifications, as well as what I can do for Movio. Thank you for considering my candidacy. I look forward to hearing from you.</text:p>
      <text:p text:style-name="P2"/>
      <text:p text:style-name="P2">Sincerely,</text:p>
      <text:p text:style-name="P2"/>
      <text:p text:style-name="P2">Nolwenn MADEC</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text:soft-page-break/>Robotic plus : <text:a xlink:type="simple" xlink:href="http://www.roboticsplus.co.nz/contact" text:style-name="Internet_20_link" text:visited-style-name="Visited_20_Internet_20_Link">http://www.roboticsplus.co.nz/contact</text:a> </text:p>
      <text:p text:style-name="P11"/>
      <text:p text:style-name="P4"/>
      <text:p text:style-name="P4">Dear sir or madam,</text:p>
      <text:p text:style-name="P4"/>
      <text:p text:style-name="P4"><text:span text:style-name="T2">I am reaching you today because I am looking for an end-of-study internship or a fixed-term contract of duration of 6 months in New Zealand. RoboticsPlus attracts me because I also want to build today the future and I believe that as a software / robotic intern I could help you.</text:span> I would like to share with you a rich and stimulating experience from mid-february / march 2019.</text:p>
      <text:p text:style-name="P4"/>
      <text:p text:style-name="P4">I am currently in my 5th (and last) year of studies at INSA Lyon, one of the best French engineering school, where I specialized in Telecommunications <text:span text:style-name="T3">and more precisely in robotics and embedded systems</text:span>.</text:p>
      <text:p text:style-name="P5">Thanks to my training at INSA, I have acquired the necessary basics to evolve in an environment combining computer science, networking and information theory. Thanks to the first cycle of 2 years I developed a strong scientific background (in mathematics, physics, mechanics...). Then, in the second cycle of 3 years, I reinforced my qualifications in algorithmic, in programming in different languages (including non-exhaustively Java, C and Python) and contexts (Unix, Windows). During my last year I follow lessons on embedded systems and robotics (<text:span text:style-name="T3">including </text:span>AI <text:span text:style-name="T3">classes</text:span>). I also had the opportunity to experience team work on several projects, including international teams. <text:span text:style-name="T3">Furthermore </text:span>I have studied one semester at Chalmers University of Technologies (Sweden) where I <text:s/>developed my intercultural communication skills. I am now willing to start contributing those skills at a dynamic and innovative company, such as <text:span text:style-name="T3">RoboticsPlus</text:span>. </text:p>
      <text:p text:style-name="P5"/>
      <text:p text:style-name="P18">I am highly motivated to work for your company in the robotic domain because it stimulates my curiosity and my creativity. It also enables me to confront different skills that I developed during my engineer studies such as programming but also some mechanics and mathematics.</text:p>
      <text:p text:style-name="P4"/>
      <text:p text:style-name="P5">I have already some professional experiences among which I proved my serious and my sense of responsibility. <text:s/>Concerning my technical qualifications I have contributed within an agile project team to the development of a digital banking platform for equensWorldline, the pan-European leader in payment services. <text:span text:style-name="T4">My capacity of adaptation, my rigour and my enthusiasm will be my assets to be quickly able to meet my tasks, whether to study and analyze the situation or to develop appropriate solutions. </text:span></text:p>
      <text:p text:style-name="P4"/>
      <text:p text:style-name="P4">I would welcome an interview at your convenience to tell you more about my qualifications, as well as what I can do for <text:span text:style-name="T3">RoboticsPlus</text:span>. <text:span text:style-name="T3">You can contact me by email at </text:span><text:a xlink:type="simple" xlink:href="mailto:nolwenn.madec@insa-lyon.fr" text:style-name="Internet_20_link" text:visited-style-name="Visited_20_Internet_20_Link"><text:span text:style-name="T3">nolwenn.madec@insa-lyon.fr</text:span></text:a><text:span text:style-name="T3"> or by phone at +33645261992.</text:span> Thank you for considering my candidacy. I look forward to hearing from you. </text:p>
      <text:p text:style-name="P4"/>
      <text:p text:style-name="P4">Sincerely,</text:p>
      <text:p text:style-name="P4"/>
      <text:p text:style-name="P4">Nolwenn MADEC</text:p>
      <text:p text:style-name="P4"/>
      <text:p text:style-name="P4"/>
      <text:p text:style-name="P4"/>
      <text:p text:style-name="P4"/>
      <text:p text:style-name="P4"/>
      <text:p text:style-name="P4"/>
      <text:p text:style-name="P4"/>
      <text:p text:style-name="P4"/>
      <text:p text:style-name="P4"/>
      <text:p text:style-name="P12"><text:soft-page-break/>Crown RTC : <text:a xlink:type="simple" xlink:href="https://www.crown.com/en-nz/promotions.html" text:style-name="Internet_20_link" text:visited-style-name="Visited_20_Internet_20_Link">https://www.crown.com/en-nz/promotions.html</text:a> </text:p>
      <text:p text:style-name="P12"/>
      <text:p text:style-name="P13">LONG : (not sent)</text:p>
      <text:p text:style-name="P6">Dear sir or madam,</text:p>
      <text:p text:style-name="P6"><text:span text:style-name="T2">I am reaching you today because I am looking for an end-of-study internship or a fixed-term contract of duration of 6 months in New Zealand. Crown attracts me because I want to work for an industry leader in innovation such as you and I believe that as a software intern I could help you.</text:span> I would like to share with you a rich and stimulating experience from mid-february / march 2019.</text:p>
      <text:p text:style-name="P6">I am currently in my 5th (and last) year of studies at INSA Lyon, one of the best French engineering school, where I specialized in Telecommunications <text:span text:style-name="T3">and more precisely in robotics and embedded systems</text:span>.</text:p>
      <text:p text:style-name="P6">Thanks to my training at INSA, I have acquired the necessary basics to evolve in an environment combining computer science, networking and information theory. Thanks to the first cycle of 2 years I developed a strong scientific background (in mathematics, physics, mechanics...). Then, in the second cycle of 3 years, I reinforced my qualifications in algorithmic, in programming in different languages (including non-exhaustively Java, C and Python) and contexts (Unix, Windows). During my last year I follow lessons on embedded systems and robotics (<text:span text:style-name="T3">including </text:span>AI <text:span text:style-name="T3">classes</text:span>). I also had the opportunity to experience team work on several projects, including international teams. <text:span text:style-name="T3">Furthermore </text:span>I have studied one semester at Chalmers University of Technologies (Sweden) where I <text:s/>developed my intercultural communication skills. I am now willing to start contributing those skills at a dynamic and innovative company, such as <text:span text:style-name="T5">Crown</text:span>. </text:p>
      <text:p text:style-name="P6">I have already some professional experiences among which I proved my serious and my sense of responsibility. <text:s/>Concerning my technical qualifications I have contributed within an agile project team to the development of a digital banking platform for equensWorldline, the pan-European leader in payment services. <text:span text:style-name="T4">My capacity of adaptation, my rigour and my enthusiasm will be my assets to be quickly able to meet my tasks, whether to study and analyze the situation or to develop appropriate solutions. </text:span></text:p>
      <text:p text:style-name="P6">I would welcome an interview at your convenience to tell you more about my qualifications, as well as what I can do for <text:span text:style-name="T5">Crown</text:span>. <text:span text:style-name="T3">You can contact me by email at </text:span><text:a xlink:type="simple" xlink:href="mailto:nolwenn.madec@insa-lyon.fr" text:style-name="Internet_20_link" text:visited-style-name="Visited_20_Internet_20_Link"><text:span text:style-name="T3">nolwenn.madec@insa-lyon.fr</text:span></text:a><text:span text:style-name="T3"> or by phone at +33645261992.</text:span> Thank you for considering my candidacy. I look forward to hearing from you. </text:p>
      <text:p text:style-name="P6">Sincerely,</text:p>
      <text:p text:style-name="P6">Nolwenn MADEC</text:p>
      <text:p text:style-name="P6"/>
      <text:p text:style-name="P6">S<text:span text:style-name="T5">HORT : (sent)</text:span></text:p>
      <text:p text:style-name="P13">Dear sir or madam,</text:p>
      <text:p text:style-name="P13">I am reaching you today because I am looking for an end-of-study internship or a fixed-term contract of duration of 6 months in New Zealand. Crown attracts me because I want to work for an industry leader in innovation such as you and I believe that as a software intern I could help you. I would like to share with you a rich and stimulating experience from mid-february / march 2019.</text:p>
      <text:p text:style-name="P13">I am currently in my 5th (and last) year of studies at INSA Lyon, one of the best French engineering school, where I specialized in Telecommunications and more precisely in robotics and embedded systems.</text:p>
      <text:p text:style-name="P13">I would welcome an interview at your convenience to tell you more about my qualifications, as well as what I can do for Crown. I could also, of course, send you my resume. You can contact me by email at nolwenn.madec@insa-lyon.fr or by phone at +33645261992. Thank you for considering my candidacy. I look forward to hearing from you. </text:p>
      <text:p text:style-name="P13">Sincerely,</text:p>
      <text:p text:style-name="P13">Nolwenn MADEC</text:p>
      <text:p text:style-name="P13"/>
      <text:p text:style-name="P13"/>
      <text:p text:style-name="P13"/>
      <text:p text:style-name="P15"><text:soft-page-break/>ANZCRO : <text:a xlink:type="simple" xlink:href="https://www.anzcro.com.au/contact/" text:style-name="Internet_20_link" text:visited-style-name="Visited_20_Internet_20_Link">https://www.anzcro.com.au/contact/</text:a> </text:p>
      <text:p text:style-name="P15"/>
      <text:p text:style-name="P14"/>
      <text:p text:style-name="P7">Dear sir or madam,</text:p>
      <text:p text:style-name="P7"/>
      <text:p text:style-name="P7"><text:span text:style-name="T2">I am reaching you today because I am looking for an end-of-study internship or a fixed-term contract of duration of 6 months in New Zealand or Australia. Anzcro attracts me because I want to work for a company of excellence and I believe that as a software intern I could help you.</text:span> I would like to share with you a rich and stimulating experience from mid-february / march 2019.</text:p>
      <text:p text:style-name="P7">I am currently in my 5th (and last) year of studies at INSA Lyon, one of the best French engineering school, where I specialized in Telecommunications <text:span text:style-name="T3">and more precisely in robotics and embedded systems</text:span>.</text:p>
      <text:p text:style-name="P7"/>
      <text:p text:style-name="P7">Thanks to my training at INSA, I have acquired the necessary basics to evolve in an environment combining computer science, networking and information theory. Thanks to the first cycle of 2 years I developed a strong scientific background (in mathematics, physics, mechanics...). Then, in the second cycle of 3 years, I reinforced my qualifications in algorithmic, in programming in different languages (including non-exhaustively Java, C and Python) and contexts (Unix, Windows). During my last year I follow lessons on embedded systems and robotics (<text:span text:style-name="T3">including </text:span>AI <text:span text:style-name="T3">classes</text:span>). I also had the opportunity to experience team work on several projects, including international teams. <text:span text:style-name="T3">Furthermore </text:span>I have studied one semester at Chalmers University of Technologies (Sweden) where I <text:s/>developed my intercultural communication skills. I am now willing to start contributing those skills at a dynamic and innovative company, such as <text:span text:style-name="T6">Anzcro</text:span>. </text:p>
      <text:p text:style-name="P7"/>
      <text:p text:style-name="P7">I have already some professional experiences among which I proved my serious and my sense of responsibility. <text:s/>Concerning my technical qualifications I have contributed within an agile project team to the development of a digital banking platform for equensWorldline, the pan-European leader in payment services. <text:span text:style-name="T4">My capacity of adaptation, my rigour and my enthusiasm will be my assets to be quickly able to meet my tasks, whether to study and analyze the situation or to develop appropriate solutions. </text:span></text:p>
      <text:p text:style-name="P7"/>
      <text:p text:style-name="P7">I would welcome an interview at your convenience to tell you more about my qualifications, as well as what I can do for <text:span text:style-name="T6">Anzcro</text:span>. <text:span text:style-name="T3">You can contact me by email at </text:span><text:a xlink:type="simple" xlink:href="mailto:nolwenn.madec@insa-lyon.fr" text:style-name="Internet_20_link" text:visited-style-name="Visited_20_Internet_20_Link"><text:span text:style-name="T3">nolwenn.madec@insa-lyon.fr</text:span></text:a><text:span text:style-name="T3"> or by phone at +33645261992.</text:span> Thank you for considering my candidacy. I look forward to hearing from you. </text:p>
      <text:p text:style-name="P7"/>
      <text:p text:style-name="P7">Sincerely,</text:p>
      <text:p text:style-name="P7">Nolwenn MADEC</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22" text:outline-level="2"><text:soft-page-break/>The University of Auckland</text:h>
      <text:p text:style-name="P7"><text:a xlink:type="simple" xlink:href="mailto:b.macdonald@auckland.ac.nz" text:style-name="Internet_20_link" text:visited-style-name="Visited_20_Internet_20_Link">b.macdonald@auckland.ac.nz</text:a> </text:p>
      <text:p text:style-name="P17"><text:a xlink:type="simple" xlink:href="https://www.seek.co.nz/job/36987215?type=standard" text:style-name="Internet_20_link" text:visited-style-name="Visited_20_Internet_20_Link">https://www.seek.co.nz/job/36987215?type=standard</text:a> (apply if no response to the mail)</text:p>
      <text:p text:style-name="P8"/>
      <text:p text:style-name="P8">Dear sir or madam,</text:p>
      <text:p text:style-name="P8"/>
      <text:p text:style-name="P8"><text:span text:style-name="T2">I am reaching you today because I am looking for an end-of-study internship or a fixed-term contract of duration of 6 months in New Zealand. The robotics laboratory of the University of Auckland attracts me because I also want to build today the future and I believe that as a software / robotic intern I could help you.</text:span> I would like to share with you a rich and stimulating experience from mid-february / march 2019. <text:span text:style-name="T8">I have seen you were looking for a research engineer in robotics systems so I thought that maybe you could need an intern too. </text:span></text:p>
      <text:p text:style-name="P8"/>
      <text:p text:style-name="P9">I am currently in my 5th (and last) year of studies at INSA Lyon, one of the best French engineering school, where I specialized in Telecommunications <text:span text:style-name="T3">and more precisely in robotics and embedded systems</text:span>. <text:span text:style-name="T9">It is equivalent to a master level. <text:s/></text:span></text:p>
      <text:p text:style-name="P16"><text:span text:style-name="T7">Thanks to my training at INSA, I have acquired the necessary basics to evolve in an environment combining computer science, networking and information theory. Thanks to the first cycle of 2 years I developed a strong scientific background (in mathematics, physics, mechanics...). Then, in the second cycle of 3 years, I reinforced my qualifications in algorithmic, in programming in different languages (including non-exhaustively Java, C and Python) and contexts (Unix, Windows). During my last year I follow lessons on embedded systems and robotics (including ROS classes and artificial intelligence classes). I also had the opportunity to experience team work on several projects, including international teams. Furthermore I have studied one semester at Chalmers University of Technologies (Sweden) where I <text:s/>developed my intercultural communication skills and learn new ways to solve problems. I am now willing to start contributing those skills at a dynamic and innovative organisation, such as t</text:span>he University of Auckland<text:span text:style-name="T7">. </text:span></text:p>
      <text:p text:style-name="P8"/>
      <text:p text:style-name="P19">I am highly motivated to work for your team in the robotic domain because it stimulates my curiosity and my creativity. It also enables me to confront different skills that I developed during my engineer studies such as programming but also some mechanics and mathematics.</text:p>
      <text:p text:style-name="P8"/>
      <text:p text:style-name="P8">I have already some professional experiences among which I proved my serious and my sense of responsibility. <text:s/>Concerning my technical qualifications I have contributed within an agile project team to the development of a digital banking platform for equensWorldline, the pan-European leader in payment services. <text:span text:style-name="T4">My capacity of adaptation, my rigour and my enthusiasm will be my assets to be quickly able to meet my tasks, whether to study and analyze the situation or to develop appropriate solutions. </text:span></text:p>
      <text:p text:style-name="P8"/>
      <text:p text:style-name="P8">You will find attached my resume where you could find more details about me and my qualifications.</text:p>
      <text:p text:style-name="P8"/>
      <text:p text:style-name="P8">I would welcome an interview at your convenience to tell you more about my qualifications, as well as what I can do for <text:span text:style-name="T8">your laboratory</text:span>. <text:span text:style-name="T3">You can contact me by email at </text:span><text:a xlink:type="simple" xlink:href="mailto:nolwenn.madec@insa-lyon.fr" text:style-name="Internet_20_link" text:visited-style-name="Visited_20_Internet_20_Link"><text:span text:style-name="T3">nolwenn.madec@insa-lyon.fr</text:span></text:a><text:span text:style-name="T3"> or by phone at +33645261992.</text:span> Thank you for considering my candidacy. I look forward to hearing from you. </text:p>
      <text:p text:style-name="P8"/>
      <text:p text:style-name="P8">Sincerely,</text:p>
      <text:p text:style-name="P8"/>
      <text:p text:style-name="P8">Nolwenn MADEC</text:p>
      <text:p text:style-name="P8"/>
      <text:p text:style-name="P20"><text:soft-page-break/>Zebra-Tech </text:p>
      <text:p text:style-name="P20"/>
      <text:p text:style-name="P20">Dear sir or madam,</text:p>
      <text:p text:style-name="P20"/>
      <text:p text:style-name="P20">I am currently in my 5th (and last) year of studies at INSA Lyon, one of the best French engineering school, where I specialized in Telecommunications and more precisely in robotics and embedded systems. From mid-february / march 2019 I would like to do my end-of-study internship in your company (it could also be a fixed-term contract) to share a rich and stimulating experience of duration of 6 months.</text:p>
      <text:p text:style-name="P20"/>
      <text:p text:style-name="P20">I am highly motivated to work for Zebra-Tech in the development domain because it stimulates my curiosity and my creativity. I believe I could help you on project such as the Deck Logger or the Digital Measuring Board. Besides, having the opportunity to work for a company who cares about aquatic resources and environment attracts me because it means a lot for me. I am passionate about new devices and technologies and I believe I would be a good element in your team, learning and developing side by side with you.</text:p>
      <text:p text:style-name="P20"/>
      <text:p text:style-name="P20">Thanks to my training at INSA, I have acquired the necessary basics to evolve in an environment combining computer science, networking and information theory. Thanks to the first cycle of 2 years I developed a strong scientific background (in mathematics, physics, mechanics...). Then, in the second cycle of 3 years, I reinforced my qualifications in algorithmic, in programming in different languages (including non-exhaustively Java, C and Python) and contexts (Unix, Windows). During my last year I follow lessons on embedded systems and robotics. I also had the opportunity to experience team work on several projects, including international teams. I have also studied one semester at Chalmers University of Technologies (Sweden) where I learned new ways to solve problems and developed my intercultural communication skills. I am now willing to start contributing those skills at a dynamic and innovative company, such as Zebra-Tech.</text:p>
      <text:p text:style-name="P20"/>
      <text:p text:style-name="P20">I have already some professional experiences among which I proved my serious and my sense of responsibility. Those experiences brought me also good skills regarding customer relations, like listening and learning to know the client to better answer its expectations. Concerning my technical qualifications, I have contributed within an agile project team to the development of a digital banking platform for equensWorldline, the pan-European leader in payments and transactional services. I therefore think that I have the qualifications to become part of one of your team. My capacity of adaptation, my rigour and my enthusiasm will be my assets to be quickly able to meet my tasks, whether to study and analyze the situation or to develop appropriate solutions.</text:p>
      <text:p text:style-name="P20"/>
      <text:p text:style-name="P20"><text:s/>Thank you for considering my candidacy. I would welcome an interview at your convenience to tell you more about my qualifications, as well as what I can do for Zebra-Tech. I look forward to hearing from you.</text:p>
      <text:p text:style-name="P20"/>
      <text:p text:style-name="P20">Sincerely,</text:p>
      <text:p text:style-name="P20"/>
      <text:p text:style-name="P20">Nolwenn Madec</text:p>
      <text:p text:style-name="P20">Engineer student at INSA de Lyon</text:p>
      <text:p text:style-name="P20">nolwenn.madec@insa-lyon.fr</text:p>
      <text:p text:style-name="P20">+33 6 45 26 19 92</text:p>
      <text:p text:style-name="P8"/>
      <text:p text:style-name="P8"/>
      <text:p text:style-name="P8"/>
      <text:p text:style-name="P8"/>
      <text:p text:style-name="P8"/>
      <text:p text:style-name="P21"><text:soft-page-break/><text:span text:style-name="T10">MetOcean</text:span> </text:p>
      <text:p text:style-name="P21"/>
      <text:p text:style-name="P21">Dear sir or madam,</text:p>
      <text:p text:style-name="P21"/>
      <text:p text:style-name="P21">I am currently in my 5th (and last) year of studies at INSA Lyon, one of the best French engineering school, where I specialized in Telecommunications and more precisely in robotics and embedded systems. From mid-february / march 2019 I would like to do my end-of-study internship in your company (it could also be a fixed-term contract) to share a rich and stimulating experience of duration of 6 months.</text:p>
      <text:p text:style-name="P21"/>
      <text:p text:style-name="P21">I am highly motivated to work for <text:span text:style-name="T10">MetOcean</text:span> in the development domain because it stimulates my curiosity and my creativity. I believe I could help you on project<text:span text:style-name="T10">s</text:span> such as <text:span text:style-name="T10">Marine Weather APIs</text:span>. I am passionate about new devices and technologies and I believe I would be a good element in your team, learning and developing side by side with you.</text:p>
      <text:p text:style-name="P21"/>
      <text:p text:style-name="P21">Thanks to my training at INSA, I have acquired the necessary basics to evolve in an environment combining computer science, networking and <text:span text:style-name="T10">data analysis</text:span>. Thanks to the first cycle of 2 years I developed a strong scientific background (in mathematics, physics, mechanics...). Then, in the second cycle of 3 years, I reinforced my qualifications in algorithmic, in programming in different languages (including non-exhaustively Java, C and Python) and contexts (Unix, Windows). During my last year I follow lessons on embedded systems and robotics. I also had the opportunity to experience team work on several projects, including international teams. I have also studied one semester at Chalmers University of Technologies (Sweden) where I learned new ways to solve problems and developed my intercultural communication skills. I am now willing to start contributing those skills at a dynamic and innovative company, such as <text:span text:style-name="T10">MetOcean</text:span>.</text:p>
      <text:p text:style-name="P21"/>
      <text:p text:style-name="P21">I have already some professional experiences among which I proved my serious and my sense of responsibility. Those experiences brought me also good skills regarding customer relations, like listening and learning to know the client to better answer its expectations. Concerning my technical qualifications, I have contributed within an agile project team to the development of a digital banking platform for equensWorldline, the pan-European leader in payments and transactional services. I therefore think that I have the qualifications to become part of one of your team. My capacity of adaptation, my rigour and my enthusiasm will be my assets to be quickly able to meet my tasks, whether to study and analyze the situation or to develop appropriate solutions.</text:p>
      <text:p text:style-name="P21"/>
      <text:p text:style-name="P21"><text:s/>Thank you for considering my candidacy. I would welcome an interview at your convenience to tell you more about my qualifications, as well as what I can do for <text:span text:style-name="T10">MetOcean</text:span>. I look forward to hearing from you.</text:p>
      <text:p text:style-name="P21"/>
      <text:p text:style-name="P21">Sincerely,</text:p>
      <text:p text:style-name="P21"/>
      <text:p text:style-name="P21">Nolwenn Madec</text:p>
      <text:p text:style-name="P21">Engineer student at INSA de Lyon</text:p>
      <text:p text:style-name="P21">nolwenn.madec@insa-lyon.fr</text:p>
      <text:p text:style-name="P21">+33 6 45 26 19 92</text:p>
      <text:p text:style-name="P10"/>
      <text:p text:style-name="P10"/>
      <text:p text:style-name="P10"/>
      <text:p text:style-name="P10"/>
      <text:p text:style-name="P10"/>
      <text:p text:style-name="P10"/>
      <text:p text:style-name="P10"/>
      <text:p text:style-name="P39"><text:soft-page-break/><text:span text:style-name="T12">Jade (</text:span><text:a xlink:type="simple" xlink:href="https://www.jadeworld.com/contact-us/" text:style-name="Internet_20_link" text:visited-style-name="Visited_20_Internet_20_Link">https://www.jadeworld.com/contact-us/</text:a><text:span text:style-name="T12">)</text:span></text:p>
      <text:p text:style-name="P31"><text:span text:style-name="T7">Dear sir or madam,</text:span></text:p>
      <text:p text:style-name="Text_20_body">I am reaching out to you today because I am looking for an end-of-study internship or a fixed-term contract of a duration of 6 months. Jade a<text:span text:style-name="T11">ttracts me because I want to be part of the digital business transformation.</text:span> I would like to share with you a rich and stimulating experience from mid-february / march 2019.</text:p>
      <text:p text:style-name="Text_20_body">I am highly motivated to work for Jade in the development domain because it stimulates my curiosity and my creativity. Moreover, I am passionate about new devices and technologies and I believe I would be a good element in your team, learning and developing side by side with you.</text:p>
      <text:p text:style-name="Text_20_body">I am currently in my 5th (and last) year of studies at INSA Lyon, one of the best French engineering school, where I specialized in Telecommunications and more precisely in robotics and embedded systems. </text:p>
      <text:p text:style-name="Text_20_body">Thanks to my training at INSA, I have acquired the necessary basics to evolve in an environment combining computer science, networking and information theory. Thanks to the first cycle of 2 years I developed a strong scientific background (in mathematics, physics, mechanics...). Then, in the second cycle of 3 years, I reinforced my qualifications in algorithmic, in programming in different languages (including non-exhaustively Java, C and Python) and contexts (Unix, Windows). During my last year I follow lessons on data analysis, embedded systems and robotics. I also had the opportunity to experience team work on several projects, including international teams. I have also studied one semester at Chalmers University of Technologies (Sweden) where I learned new ways to solve problems and developed my intercultural communication skills. I am now willing to start contributing those skills at a dynamic and innovative company, such as Jade.</text:p>
      <text:p text:style-name="Text_20_body">I have already some professional experiences among which I proved my serious and my sense of responsibility. Those experiences brought me also good skills regarding customer relations, like listening and learning to know the client to better answer its expectations. Concerning my technical qualifications, I have contributed within an agile project team to the development of a digital banking platform for equensWorldline, the pan-European leader in payments and transactional services. I therefore think that I have the qualifications to become part of your team. My capacity of adaptation, my rigour and my enthusiasm will be my assets to be quickly able to meet my tasks, whether to study and analyze the situation or to develop appropriate solutions.</text:p>
      <text:p text:style-name="Text_20_body">You will find attached my resume where you could find more details about me and my qualifications.</text:p>
      <text:p text:style-name="Text_20_body">I would welcome an interview at your convenience to tell you more about my qualifications, as well as what I can do for Jade. You can send me back an email at nolwenn.madec@insa-lyon.fr or join me at +33645261992.</text:p>
      <text:p text:style-name="Text_20_body">Thank you for considering my candidacy. I look forward to hearing from you.</text:p>
      <text:p text:style-name="Text_20_body">Sincerely,</text:p>
      <text:p text:style-name="P32">Nolwenn MADEC</text:p>
      <text:p text:style-name="P32">Engineer student at INSA de Lyon, +33 6 45 26 19 92</text:p>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23" text:outline-level="2"><text:soft-page-break/>2019 IT Graduate Position – IBM Ballarat </text:h>
      <text:p text:style-name="Text_20_body">Fields marked with an asterisk (*) are required. </text:p>
      <text:section text:style-name="Sect1" text:name="pagecontent">
        <text:p text:style-name="Text_20_body"/>
        <text:section text:style-name="Sect1" text:name="section_0">
          <text:p text:style-name="Text_20_body"/>
          <text:section text:style-name="Sect1" text:name="page_9015">
            <text:p text:style-name="Text_20_body"/>
            <text:section text:style-name="Sect1" text:name="div-9015">
              <text:h text:style-name="Heading_20_3" text:outline-level="3">Personal Information</text:h>
              <text:p text:style-name="P24">Legal First name Nolwenn </text:p>
              <text:p text:style-name="P24">Legal Last Name Madec </text:p>
              <text:p text:style-name="P24">Address Line 1 83 rue des Jonquilles </text:p>
              <text:p text:style-name="P24">Country France </text:p>
              <text:p text:style-name="P24">State/Region/Province Britanny </text:p>
              <text:p text:style-name="P24">City Penmarc'h </text:p>
              <text:p text:style-name="P24">Zip/Postal code 29760 </text:p>
              <text:p text:style-name="P24">Phone Number +33645261992 </text:p>
              <text:p text:style-name="Text_20_body">Email nolwenn.madec@insa-lyon.fr </text:p>
              <text:h text:style-name="Heading_20_3" text:outline-level="3">Education history</text:h>
              <text:list xml:id="list4626295017061862135" text:style-name="L1">
                <text:list-item>
                  <text:list>
                    <text:list-item>
                      <text:list>
                        <text:list-item>
                          <text:list>
                            <text:list-item>
                              <text:h text:style-name="P40" text:outline-level="4">Other - INSA de Lyon</text:h>
                            </text:list-item>
                          </text:list>
                        </text:list-item>
                      </text:list>
                    </text:list-item>
                  </text:list>
                </text:list-item>
                <text:list-item>
                  <text:p text:style-name="P33">Most Recent </text:p>
                </text:list-item>
                <text:list-item>
                  <text:p text:style-name="P33">Major area of study Telecommunications </text:p>
                </text:list-item>
                <text:list-item>
                  <text:p text:style-name="P25">Degree Master's degree </text:p>
                </text:list-item>
              </text:list>
              <text:list xml:id="list2337509007684917099" text:style-name="L2">
                <text:list-item>
                  <text:list>
                    <text:list-item>
                      <text:list>
                        <text:list-item>
                          <text:list>
                            <text:list-item>
                              <text:h text:style-name="P41" text:outline-level="4">Other - UNIVERSITY EXCHANGE</text:h>
                            </text:list-item>
                          </text:list>
                        </text:list-item>
                      </text:list>
                    </text:list-item>
                  </text:list>
                </text:list-item>
                <text:list-item>
                  <text:p text:style-name="P34">Most Recent </text:p>
                </text:list-item>
                <text:list-item>
                  <text:p text:style-name="P34">Major area of study Telecommunications </text:p>
                </text:list-item>
                <text:list-item>
                  <text:p text:style-name="P26">Degree OTHER </text:p>
                </text:list-item>
              </text:list>
              <text:h text:style-name="Heading_20_3" text:outline-level="3">Work experience </text:h>
              <text:list xml:id="list4649902426878412420" text:style-name="L3">
                <text:list-item>
                  <text:list>
                    <text:list-item>
                      <text:list>
                        <text:list-item>
                          <text:list>
                            <text:list-item>
                              <text:h text:style-name="P42" text:outline-level="4">equensWorldline</text:h>
                            </text:list-item>
                          </text:list>
                        </text:list-item>
                      </text:list>
                    </text:list-item>
                  </text:list>
                </text:list-item>
                <text:list-item>
                  <text:p text:style-name="P35">DevOps Intern </text:p>
                </text:list-item>
                <text:list-item>
                  <text:p text:style-name="P27">2018 - 2018 </text:p>
                  <text:p text:style-name="P27">Most Recent </text:p>
                </text:list-item>
                <text:list-item>
                  <text:p text:style-name="P35">Responsibilities 4 months internship for the pan european leader in the online payment services. <text:line-break/>- Digital banking platform development including an OpenID connect server <text:line-break/>- Testing <text:line-break/><text:soft-page-break/>- Functional specifications writing <text:line-break/>- Collect the needs of a client and design the solution </text:p>
                </text:list-item>
                <text:list-item>
                  <text:p text:style-name="P27">Skills - Spring Cloud <text:line-break/>- SQL <text:line-break/>- Gitlab <text:line-break/>- Functional specifications writing <text:line-break/>- Customer relationship </text:p>
                </text:list-item>
              </text:list>
              <text:list xml:id="list6965217040888007035" text:style-name="L4">
                <text:list-item>
                  <text:list>
                    <text:list-item>
                      <text:list>
                        <text:list-item>
                          <text:list>
                            <text:list-item>
                              <text:h text:style-name="P43" text:outline-level="4">Bombardier</text:h>
                            </text:list-item>
                          </text:list>
                        </text:list-item>
                      </text:list>
                    </text:list-item>
                  </text:list>
                </text:list-item>
                <text:list-item>
                  <text:p text:style-name="P36">Worker Internship </text:p>
                </text:list-item>
                <text:list-item>
                  <text:p text:style-name="P28">2015 - 2015 </text:p>
                  <text:p text:style-name="P28">Most Recent </text:p>
                </text:list-item>
                <text:list-item>
                  <text:p text:style-name="P28">Responsibilities 1 month internship <text:line-break/>- Help train maintenance </text:p>
                </text:list-item>
              </text:list>
              <text:list xml:id="list677160830809604671" text:style-name="L5">
                <text:list-item>
                  <text:list>
                    <text:list-item>
                      <text:list>
                        <text:list-item>
                          <text:list>
                            <text:list-item>
                              <text:h text:style-name="P44" text:outline-level="4">Caisse d'Epargne</text:h>
                            </text:list-item>
                          </text:list>
                        </text:list-item>
                      </text:list>
                    </text:list-item>
                  </text:list>
                </text:list-item>
                <text:list-item>
                  <text:p text:style-name="P37">STAND-IN </text:p>
                </text:list-item>
                <text:list-item>
                  <text:p text:style-name="P29">2017 - 2017 </text:p>
                  <text:p text:style-name="P29">Most Recent </text:p>
                </text:list-item>
                <text:list-item>
                  <text:p text:style-name="P37">Responsibilities One month working in a french bank, at the front desk <text:line-break/>- Welcoming the clients <text:line-break/>- Answer their basic needs </text:p>
                </text:list-item>
                <text:list-item>
                  <text:p text:style-name="P29">Skills - Customer Relationship </text:p>
                </text:list-item>
              </text:list>
              <text:list xml:id="list7781808796068332365" text:style-name="L6">
                <text:list-item>
                  <text:list>
                    <text:list-item>
                      <text:list>
                        <text:list-item>
                          <text:list>
                            <text:list-item>
                              <text:h text:style-name="P45" text:outline-level="4">@stus</text:h>
                            </text:list-item>
                          </text:list>
                        </text:list-item>
                      </text:list>
                    </text:list-item>
                  </text:list>
                </text:list-item>
                <text:list-item>
                  <text:p text:style-name="P38">TREASURER </text:p>
                </text:list-item>
                <text:list-item>
                  <text:p text:style-name="P30">2017 - 2017 </text:p>
                  <text:p text:style-name="P30">Most Recent </text:p>
                </text:list-item>
                <text:list-item>
                  <text:p text:style-name="P30">Responsibilities volunteer for the Telecommunications department association of my university </text:p>
                </text:list-item>
              </text:list>
            </text:section>
          </text:section>
          <text:section text:style-name="Sect1" text:name="page_9016">
            <text:p text:style-name="Text_20_body"/>
            <text:section text:style-name="Sect1" text:name="div-9016">
              <text:h text:style-name="Heading_20_3" text:outline-level="3">Additional Information</text:h>
              <text:p text:style-name="P24"><text:line-break/>Graduate </text:p>
              <text:p text:style-name="P24">How did you hear about IBM? IBM Careers </text:p>
              <text:p text:style-name="P24">Country applying to New Zealand </text:p>
              <text:p text:style-name="P24"><text:soft-page-break/>Are you eligible/legally entitled to work in the country you are applying to without sponsorship? Yes </text:p>
              <text:p text:style-name="P24">Country of nationality/citizenship France </text:p>
              <text:section text:style-name="Sect1" text:name="resumewidget">
                <text:p text:style-name="P24"/>
                <text:section text:style-name="Sect1" text:name="contactsection">
                  <text:p text:style-name="P24"><text:a xlink:type="simple" xlink:href="https://krb-sjobs.brassring.com/TGnewUI/Search/home/HomeWithPreLoad?PageType=JobDetails&amp;partnerid=26059&amp;AL=1&amp;siteid=5016&amp;AReq=133912BR&amp;codes=IBM_CareerWebSite#0" text:style-name="Internet_20_link" text:visited-style-name="Visited_20_Internet_20_Link">Resume_NolwennMADEC.pdf </text:a></text:p>
                </text:section>
              </text:section>
            </text:section>
          </text:section>
        </text:section>
      </text:section>
      <text:p text:style-name="P10"/>
      <text:p text:style-name="P10"/>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7T16:58:48.494563454</meta:creation-date>
    <dc:date>2018-09-19T20:15:35.073000000</dc:date>
    <meta:editing-duration>PT19H23M51S</meta:editing-duration>
    <meta:editing-cycles>13</meta:editing-cycles>
    <meta:generator>LibreOffice/5.0.4.2$Windows_x86 LibreOffice_project/2b9802c1994aa0b7dc6079e128979269cf95bc78</meta:generator>
    <meta:document-statistic meta:table-count="0" meta:image-count="0" meta:object-count="0" meta:page-count="13" meta:paragraph-count="156" meta:word-count="4313" meta:character-count="26899" meta:non-whitespace-character-count="22680"/>
  </office:meta>
</office:document-meta>
</file>